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01:02:2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812457"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97528164" text:style-name="L2">
        <text:list-item>
          <text:p text:style-name="P47">Version 2.1.2 :</text:p>
        </text:list-item>
      </text:list>
      <text:list xml:id="list1693679297" text:style-name="L3">
        <text:list-item>
          <text:list>
            <text:list-item>
              <text:p text:style-name="P48">Localized help : resolved non-functional hyperlink due to API incompatibility introduced by Apache OpenOffice 4.1 (and LibreOffice 4.0).</text:p>
            </text:list-item>
          </text:list>
        </text:list-item>
      </text:list>
      <text:list xml:id="list10226572231119" text:continue-list="list2197528164" text:style-name="L2">
        <text:list-item>
          <text:p text:style-name="P47">Version 2.1.1 :</text:p>
        </text:list-item>
      </text:list>
      <text:list xml:id="list552244358"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0226508549715" text:continue-list="list10226572231119" text:style-name="L2">
        <text:list-item>
          <text:p text:style-name="P47">Version 2.1.0 :</text:p>
        </text:list-item>
      </text:list>
      <text:list xml:id="list1456121498"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0227067697192" text:continue-list="list10226508549715" text:style-name="L2">
        <text:list-item>
          <text:p text:style-name="P47">Version 2.0.0 :</text:p>
        </text:list-item>
      </text:list>
      <text:list xml:id="list2810335827"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0227582047102" text:continue-list="list10227067697192" text:style-name="L2">
        <text:list-item>
          <text:p text:style-name="P47">Version 1.5.3 :</text:p>
        </text:list-item>
      </text:list>
      <text:list xml:id="list3871723100"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94809430"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0888990"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05221677"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678944809"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5145913"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3841312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020876274"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58951169"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34350511"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40540" text:style-name="L17">
        <text:list-item>
          <text:p text:style-name="P62">Arg1 : <text:span text:style-name="InstructionMacro">String</text:span> : mandatory, type of control used for the button</text:p>
        </text:list-item>
      </text:list>
      <text:list xml:id="list1315284342"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18078890"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92380681"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2811265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65360704"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56217666"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3461146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385940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81722704"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538490910"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142772118"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944542318"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33899755"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0402715"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79609230"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2642029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22843332"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217722241"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5185668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97626030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846066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22757470574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260767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6299621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282033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226575229704" text:continue-list="list425185668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227053424930" text:continue-list="list1022757470574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0228266521296" text:continue-list="list102265752297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